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libre_pythonista_calc_props.json" manifest:media-type=""/>
  <manifest:file-entry manifest:full-path="json/DocumentCustomPropertie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librepythonista/" manifest:media-type="application/binary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0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05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1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29" style:base-cell-address="Planilha1.L1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2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6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78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8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91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xcdckoyjkzgyqs"/>
          </form:form>
        </office:forms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default-cell-style-name="ce15"/>
        <table:table-column table:style-name="co8" table:default-cell-style-name="ce2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26"/>
        <table:table-column table:style-name="co9" table:default-cell-style-name="ce31"/>
        <table:table-column table:style-name="co1" table:default-cell-style-name="ce2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43"/>
        <table:table-column table:style-name="co13" table:default-cell-style-name="ce43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3" office:value-type="string" calcext:value-type="string">
            <text:p>ID</text:p>
          </table:table-cell>
          <table:table-cell table:style-name="ce11" office:value-type="string" calcext:value-type="string">
            <text:p>Nome do Filme</text:p>
          </table:table-cell>
          <table:table-cell table:style-name="ce22" office:value-type="string" calcext:value-type="string">
            <text:p>Ano</text:p>
          </table:table-cell>
          <table:table-cell table:style-name="ce11" office:value-type="string" calcext:value-type="string">
            <text:p>Estilo</text:p>
          </table:table-cell>
          <table:table-cell table:style-name="ce11" office:value-type="string" calcext:value-type="string">
            <text:p>Visto em</text:p>
          </table:table-cell>
          <table:table-cell table:style-name="ce101" office:value-type="string" calcext:value-type="string">
            <text:p>Nota</text:p>
          </table:table-cell>
          <table:table-cell table:style-name="ce105" office:value-type="string" calcext:value-type="string">
            <text:p>Duração</text:p>
          </table:table-cell>
          <table:table-cell table:style-name="ce11" office:value-type="string" calcext:value-type="string">
            <text:p>Produtor</text:p>
          </table:table-cell>
          <table:table-cell table:style-name="ce109" office:value-type="string" office:string-value="Orçamento" calcext:value-type="string">
            <text:p><text:s/>Orçamento </text:p>
          </table:table-cell>
          <table:table-cell table:style-name="ce109" office:value-type="string" office:string-value="Receita" calcext:value-type="string">
            <text:p><text:s/>Receita </text:p>
          </table:table-cell>
          <table:table-cell table:style-name="ce115" office:value-type="string" office:string-value="Balança" calcext:value-type="string">
            <text:p><text:s/>Balança </text:p>
          </table:table-cell>
          <table:table-cell table:style-name="ce119" office:value-type="string" calcext:value-type="string">
            <text:p>Bin</text:p>
          </table:table-cell>
          <table:table-cell table:style-name="ce122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61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62" office:value-type="string" calcext:value-type="string">
            <text:p>ID</text:p>
          </table:table-cell>
          <table:table-cell table:style-name="ce66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46" office:value-type="float" office:value="105" calcext:value-type="float">
            <text:p>105</text:p>
          </table:table-cell>
          <table:table-cell table:style-name="ce60"/>
          <table:table-cell table:style-name="ce2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5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[.$Q$6];[.$A$2:.$G$141];7;1)" office:value-type="time" office:time-value="PT01H14M00S" calcext:value-type="time">
            <text:p>01:14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48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office:value-type="string" calcext:value-type="string">
            <text:p>Lei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&quot;*&quot;&amp;[.$Q$15]&amp;&quot;*&quot;;[.$B:.$N];2;0)" office:value-type="float" office:value="1963" calcext:value-type="float">
            <text:p>1963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&quot;*&quot;&amp;[.$Q$15]&amp;&quot;*&quot;;[.$B:.$N];7;0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&quot;*&quot;&amp;[.$Q$15]&amp;&quot;*&quot;;[.$B:.$N];6;0)" office:value-type="time" office:time-value="PT01H19M00S" calcext:value-type="time">
            <text:p>01:19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&quot;*&quot;&amp;[.$Q$15]&amp;&quot;*&quot;;[.$B:.$N];5;0)" office:value-type="float" office:value="9" calcext:value-type="float">
            <text:p>9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52" table:formula="of:=VLOOKUP(&quot;*&quot;&amp;[.$Q$15]&amp;&quot;*&quot;;[.$B:.$N];12;0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52" table:formula="of:=VLOOKUP(&quot;*&quot;&amp;[.$Q$15]&amp;&quot;*&quot;;[.$B:.$N];13;0)" office:value-type="float" office:value="126" calcext:value-type="float">
            <text:p>126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53" office:value-type="string" calcext:value-type="string">
            <text:p>Marvel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COUNTIF([.H:.H];&quot;*&quot;&amp;[.$Q$24]&amp;&quot;*&quot;)" office:value-type="float" office:value="3" calcext:value-type="float">
            <text:p>3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&quot;*&quot;&amp;[.$Q$24]&amp;&quot;*&quot;;[.L:.L])" office:value-type="float" office:value="3" calcext:value-type="float">
            <text:p>3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0" calcext:value-type="float">
            <text:p>0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53" table:formula="of:=COUNTIF([.M:.M];&quot;ASSISTIDO&quot;)" office:value-type="float" office:value="197" calcext:value-type="float">
            <text:p>197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3" table:formula="of:=COUNTIF([.M:.M];&quot;NÃO ASSISTIDO&quot;)" office:value-type="float" office:value="43" calcext:value-type="float">
            <text:p>43</text:p>
          </table:table-cell>
          <table:table-cell table:style-name="ce31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MAX([.A:.A])" office:value-type="float" office:value="240" calcext:value-type="float">
            <text:p>240</text:p>
          </table:table-cell>
          <table:table-cell/>
          <table:table-cell table:style-name="ce65" table:number-columns-repeated="2"/>
          <table:table-cell table:style-name="ce73"/>
          <table:table-cell table:style-name="ce80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table:style-name="ce65" office:value-type="string" office:string-value="" calcext:value-type="error">
            <text:p>#NOME?</text:p>
          </table:table-cell>
          <table:table-cell table:style-name="ce88" office:value-type="string" office:string-value="" calcext:value-type="error">
            <text:p>#NOME?</text:p>
          </table:table-cell>
          <table:table-cell table:style-name="ce91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9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5-01-31" calcext:value-type="date">
            <text:p>31/01/25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1" calcext:value-type="float">
            <text:p>1</text:p>
          </table:table-cell>
          <table:table-cell table:style-name="ce29" table:formula="of:=IF(ISBLANK([.F1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5-01-11" calcext:value-type="date">
            <text:p>11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1" calcext:value-type="float">
            <text:p>1</text:p>
          </table:table-cell>
          <table:table-cell table:style-name="ce29" table:formula="of:=IF(ISBLANK([.F1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5-01-16" calcext:value-type="date">
            <text:p>16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1" calcext:value-type="float">
            <text:p>1</text:p>
          </table:table-cell>
          <table:table-cell table:style-name="ce29" table:formula="of:=IF(ISBLANK([.F1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5-01-29" calcext:value-type="date">
            <text:p>29/01/25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1" calcext:value-type="float">
            <text:p>1</text:p>
          </table:table-cell>
          <table:table-cell table:style-name="ce29" table:formula="of:=IF(ISBLANK([.F1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As Aventuras de 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0-24" calcext:value-type="date">
            <text:p>24/10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1" calcext:value-type="float">
            <text:p>1</text:p>
          </table:table-cell>
          <table:table-cell table:style-name="ce29" table:formula="of:=IF(ISBLANK([.F1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1" calcext:value-type="float">
            <text:p>1</text:p>
          </table:table-cell>
          <table:table-cell table:style-name="ce29" table:formula="of:=IF(ISBLANK([.F1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5-01-14" calcext:value-type="date">
            <text:p>14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750000000" calcext:value-type="currency">
            <text:p>_-$1.750.000.000,00 _ </text:p>
          </table:table-cell>
          <table:table-cell table:style-name="ce23" table:formula="of:=IF(OR(ISBLANK([.J139]);ISBLANK([.I139]));&quot;DESCONHECIDO&quot;;[.J139]-[.I139])" office:value-type="currency" office:currency="USD" office:value="1685000000" calcext:value-type="currency">
            <text:p>_-$1.685.000.000,00 _ </text:p>
          </table:table-cell>
          <table:table-cell table:formula="of:=IF([.M139]=&quot;ASSISTIDO&quot;;1;0)" office:value-type="float" office:value="1" calcext:value-type="float">
            <text:p>1</text:p>
          </table:table-cell>
          <table:table-cell table:style-name="ce29" table:formula="of:=IF(ISBLANK([.F1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5-01-10" calcext:value-type="date">
            <text:p>10/01/25</text:p>
          </table:table-cell>
          <table:table-cell office:value-type="float" office:value="8" calcext:value-type="float">
            <text:p>8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1" calcext:value-type="float">
            <text:p>1</text:p>
          </table:table-cell>
          <table:table-cell table:style-name="ce29" table:formula="of:=IF(ISBLANK([.F1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4-01-14" calcext:value-type="date">
            <text:p>14/1/20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25000" calcext:value-type="currency">
            <text:p>_-$1.625.000,00 _ </text:p>
          </table:table-cell>
          <table:table-cell office:value-type="currency" office:currency="USD" office:value="1200000" calcext:value-type="currency">
            <text:p>_-$1.200.000,00 _ </text:p>
          </table:table-cell>
          <table:table-cell table:style-name="ce23" table:formula="of:=IF(OR(ISBLANK([.J165]);ISBLANK([.I165]));&quot;DESCONHECIDO&quot;;[.J165]-[.I165])" office:value-type="currency" office:currency="USD" office:value="-425000" calcext:value-type="currency">
            <text:p>_-$-425.000,00 </text:p>
          </table:table-cell>
          <table:table-cell table:formula="of:=IF([.M165]=&quot;ASSISTIDO&quot;;1;0)" office:value-type="float" office:value="1" calcext:value-type="float">
            <text:p>1</text:p>
          </table:table-cell>
          <table:table-cell table:style-name="ce29" table:formula="of:=IF(ISBLANK([.F1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69]);ISBLANK([.I169]));&quot;DESCONHECIDO&quot;;[.J169]-[.I169])" office:value-type="currency" office:currency="USD" office:value="-31000000" calcext:value-type="currency">
            <text:p>_-$-31.0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0]);ISBLANK([.I170]));&quot;DESCONHECIDO&quot;;[.J170]-[.I170])" office:value-type="currency" office:currency="USD" office:value="-9470000" calcext:value-type="currency">
            <text:p>_-$-9.470.000,00 </text:p>
          </table:table-cell>
          <table:table-cell table:formula="of:=IF([.M170]=&quot;ASSISTIDO&quot;;1;0)" office:value-type="float" office:value="1" calcext:value-type="float">
            <text:p>1</text:p>
          </table:table-cell>
          <table:table-cell table:style-name="ce29" table:formula="of:=IF(ISBLANK([.F1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1]);ISBLANK([.I171]));&quot;DESCONHECIDO&quot;;[.J171]-[.I171])" office:value-type="currency" office:currency="USD" office:value="10900000" calcext:value-type="currency">
            <text:p>_-$10.900.000,00 _ </text:p>
          </table:table-cell>
          <table:table-cell table:formula="of:=IF([.M171]=&quot;ASSISTIDO&quot;;1;0)" office:value-type="float" office:value="0" calcext:value-type="float">
            <text:p>0</text:p>
          </table:table-cell>
          <table:table-cell table:style-name="ce29" table:formula="of:=IF(ISBLANK([.F17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2]);ISBLANK([.I172]));&quot;DESCONHECIDO&quot;;[.J172]-[.I172])" office:value-type="currency" office:currency="USD" office:value="222300000" calcext:value-type="currency">
            <text:p>_-$222.3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3]);ISBLANK([.I173]));&quot;DESCONHECIDO&quot;;[.J173]-[.I173])" office:value-type="currency" office:currency="USD" office:value="164400000" calcext:value-type="currency">
            <text:p>_-$164.400.000,00 _ </text:p>
          </table:table-cell>
          <table:table-cell table:formula="of:=IF([.M173]=&quot;ASSISTIDO&quot;;1;0)" office:value-type="float" office:value="0" calcext:value-type="float">
            <text:p>0</text:p>
          </table:table-cell>
          <table:table-cell table:style-name="ce29" table:formula="of:=IF(ISBLANK([.F17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4]);ISBLANK([.I174]));&quot;DESCONHECIDO&quot;;[.J174]-[.I174])" office:value-type="currency" office:currency="USD" office:value="160000000" calcext:value-type="currency">
            <text:p>_-$160.0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5]);ISBLANK([.I175]));&quot;DESCONHECIDO&quot;;[.J175]-[.I175])" office:value-type="currency" office:currency="USD" office:value="20100000" calcext:value-type="currency">
            <text:p>_-$20.1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6]);ISBLANK([.I176]));&quot;DESCONHECIDO&quot;;[.J176]-[.I176])" office:value-type="currency" office:currency="USD" office:value="30400000" calcext:value-type="currency">
            <text:p>_-$30.400.000,00 _ </text:p>
          </table:table-cell>
          <table:table-cell table:formula="of:=IF([.M176]=&quot;ASSISTIDO&quot;;1;0)" office:value-type="float" office:value="0" calcext:value-type="float">
            <text:p>0</text:p>
          </table:table-cell>
          <table:table-cell table:style-name="ce29" table:formula="of:=IF(ISBLANK([.F17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7]);ISBLANK([.I177]));&quot;DESCONHECIDO&quot;;[.J177]-[.I177])" office:value-type="currency" office:currency="USD" office:value="66800000" calcext:value-type="currency">
            <text:p>_-$66.8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8]);ISBLANK([.I178]));&quot;DESCONHECIDO&quot;;[.J178]-[.I178])" office:value-type="currency" office:currency="USD" office:value="299600000" calcext:value-type="currency">
            <text:p>_-$299.600.000,00 _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79]);ISBLANK([.I179]));&quot;DESCONHECIDO&quot;;[.J179]-[.I179])" office:value-type="currency" office:currency="USD" office:value="162600000" calcext:value-type="currency">
            <text:p>_-$162.600.000,00 _ </text:p>
          </table:table-cell>
          <table:table-cell table:formula="of:=IF([.M179]=&quot;ASSISTIDO&quot;;1;0)" office:value-type="float" office:value="1" calcext:value-type="float">
            <text:p>1</text:p>
          </table:table-cell>
          <table:table-cell table:style-name="ce29" table:formula="of:=IF(ISBLANK([.F1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0]);ISBLANK([.I180]));&quot;DESCONHECIDO&quot;;[.J180]-[.I180])" office:value-type="currency" office:currency="USD" office:value="256002996" calcext:value-type="currency">
            <text:p>_-$256.002.996,00 _ </text:p>
          </table:table-cell>
          <table:table-cell table:formula="of:=IF([.M180]=&quot;ASSISTIDO&quot;;1;0)" office:value-type="float" office:value="0" calcext:value-type="float">
            <text:p>0</text:p>
          </table:table-cell>
          <table:table-cell table:style-name="ce29" table:formula="of:=IF(ISBLANK([.F18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1]);ISBLANK([.I181]));&quot;DESCONHECIDO&quot;;[.J181]-[.I181])" office:value-type="currency" office:currency="USD" office:value="29000000" calcext:value-type="currency">
            <text:p>_-$29.000.000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2]);ISBLANK([.I182]));&quot;DESCONHECIDO&quot;;[.J182]-[.I182])" office:value-type="currency" office:currency="USD" office:value="143500000" calcext:value-type="currency">
            <text:p>_-$143.5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3]);ISBLANK([.I183]));&quot;DESCONHECIDO&quot;;[.J183]-[.I183])" office:value-type="currency" office:currency="USD" office:value="453900000" calcext:value-type="currency">
            <text:p>_-$453.900.000,00 _ </text:p>
          </table:table-cell>
          <table:table-cell table:formula="of:=IF([.M183]=&quot;ASSISTIDO&quot;;1;0)" office:value-type="float" office:value="1" calcext:value-type="float">
            <text:p>1</text:p>
          </table:table-cell>
          <table:table-cell table:style-name="ce29" table:formula="of:=IF(ISBLANK([.F1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4]);ISBLANK([.I184]));&quot;DESCONHECIDO&quot;;[.J184]-[.I184])" office:value-type="currency" office:currency="USD" office:value="206700000" calcext:value-type="currency">
            <text:p>_-$206.700.000,00 _ </text:p>
          </table:table-cell>
          <table:table-cell table:formula="of:=IF([.M184]=&quot;ASSISTIDO&quot;;1;0)" office:value-type="float" office:value="0" calcext:value-type="float">
            <text:p>0</text:p>
          </table:table-cell>
          <table:table-cell table:style-name="ce29" table:formula="of:=IF(ISBLANK([.F18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5]);ISBLANK([.I185]));&quot;DESCONHECIDO&quot;;[.J185]-[.I185])" office:value-type="currency" office:currency="USD" office:value="621200000" calcext:value-type="currency">
            <text:p>_-$621.2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6]);ISBLANK([.I186]));&quot;DESCONHECIDO&quot;;[.J186]-[.I186])" office:value-type="currency" office:currency="USD" office:value="191900000" calcext:value-type="currency">
            <text:p>_-$191.900.000,00 _ </text:p>
          </table:table-cell>
          <table:table-cell table:formula="of:=IF([.M186]=&quot;ASSISTIDO&quot;;1;0)" office:value-type="float" office:value="1" calcext:value-type="float">
            <text:p>1</text:p>
          </table:table-cell>
          <table:table-cell table:style-name="ce29" table:formula="of:=IF(ISBLANK([.F1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7]);ISBLANK([.I187]));&quot;DESCONHECIDO&quot;;[.J187]-[.I187])" office:value-type="currency" office:currency="USD" office:value="601000000" calcext:value-type="currency">
            <text:p>_-$601.000.000,00 _ </text:p>
          </table:table-cell>
          <table:table-cell table:formula="of:=IF([.M187]=&quot;ASSISTIDO&quot;;1;0)" office:value-type="float" office:value="1" calcext:value-type="float">
            <text:p>1</text:p>
          </table:table-cell>
          <table:table-cell table:style-name="ce29" table:formula="of:=IF(ISBLANK([.F1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8]);ISBLANK([.I188]));&quot;DESCONHECIDO&quot;;[.J188]-[.I188])" office:value-type="currency" office:currency="USD" office:value="155600000" calcext:value-type="currency">
            <text:p>_-$155.600.000,00 _ </text:p>
          </table:table-cell>
          <table:table-cell table:formula="of:=IF([.M188]=&quot;ASSISTIDO&quot;;1;0)" office:value-type="float" office:value="0" calcext:value-type="float">
            <text:p>0</text:p>
          </table:table-cell>
          <table:table-cell table:style-name="ce29" table:formula="of:=IF(ISBLANK([.F18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89]);ISBLANK([.I189]));&quot;DESCONHECIDO&quot;;[.J189]-[.I189])" office:value-type="currency" office:currency="USD" office:value="115800000" calcext:value-type="currency">
            <text:p>_-$115.8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0]);ISBLANK([.I190]));&quot;DESCONHECIDO&quot;;[.J190]-[.I190])" office:value-type="currency" office:currency="USD" office:value="241500000" calcext:value-type="currency">
            <text:p>_-$241.5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1]);ISBLANK([.I191]));&quot;DESCONHECIDO&quot;;[.J191]-[.I191])" office:value-type="currency" office:currency="USD" office:value="251000000" calcext:value-type="currency">
            <text:p>_-$251.0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2]);ISBLANK([.I192]));&quot;DESCONHECIDO&quot;;[.J192]-[.I192])" office:value-type="currency" office:currency="USD" office:value="222182886" calcext:value-type="currency">
            <text:p>_-$222.182.886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3]);ISBLANK([.I193]));&quot;DESCONHECIDO&quot;;[.J193]-[.I193])" office:value-type="currency" office:currency="USD" office:value="418000000" calcext:value-type="currency">
            <text:p>_-$418.000.000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4]);ISBLANK([.I194]));&quot;DESCONHECIDO&quot;;[.J194]-[.I194])" office:value-type="currency" office:currency="USD" office:value="87400000" calcext:value-type="currency">
            <text:p>_-$87.4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5]);ISBLANK([.I195]));&quot;DESCONHECIDO&quot;;[.J195]-[.I195])" office:value-type="currency" office:currency="USD" office:value="113700000" calcext:value-type="currency">
            <text:p>_-$113.7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6]);ISBLANK([.I196]));&quot;DESCONHECIDO&quot;;[.J196]-[.I196])" office:value-type="currency" office:currency="USD" office:value="-62000000" calcext:value-type="currency">
            <text:p>_-$-62.000.000,00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7]);ISBLANK([.I197]));&quot;DESCONHECIDO&quot;;[.J197]-[.I197])" office:value-type="currency" office:currency="USD" office:value="452200000" calcext:value-type="currency">
            <text:p>_-$452.200.000,00 _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8]);ISBLANK([.I198]));&quot;DESCONHECIDO&quot;;[.J198]-[.I198])" office:value-type="currency" office:currency="USD" office:value="151000000" calcext:value-type="currency">
            <text:p>_-$151.0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199]);ISBLANK([.I199]));&quot;DESCONHECIDO&quot;;[.J199]-[.I199])" office:value-type="currency" office:currency="USD" office:value="12000000" calcext:value-type="currency">
            <text:p>_-$12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0]);ISBLANK([.I200]));&quot;DESCONHECIDO&quot;;[.J200]-[.I200])" office:value-type="currency" office:currency="USD" office:value="64800000" calcext:value-type="currency">
            <text:p>_-$64.8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1]);ISBLANK([.I201]));&quot;DESCONHECIDO&quot;;[.J201]-[.I201])" office:value-type="currency" office:currency="USD" office:value="285500000" calcext:value-type="currency">
            <text:p>_-$285.500.000,00 _ </text:p>
          </table:table-cell>
          <table:table-cell table:formula="of:=IF([.M201]=&quot;ASSISTIDO&quot;;1;0)" office:value-type="float" office:value="1" calcext:value-type="float">
            <text:p>1</text:p>
          </table:table-cell>
          <table:table-cell table:style-name="ce29" table:formula="of:=IF(ISBLANK([.F2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2]);ISBLANK([.I202]));&quot;DESCONHECIDO&quot;;[.J202]-[.I202])" office:value-type="currency" office:currency="USD" office:value="175000000" calcext:value-type="currency">
            <text:p>_-$175.0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3]);ISBLANK([.I203]));&quot;DESCONHECIDO&quot;;[.J203]-[.I203])" office:value-type="currency" office:currency="USD" office:value="-25000000" calcext:value-type="currency">
            <text:p>_-$-25.000.000,00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4]);ISBLANK([.I204]));&quot;DESCONHECIDO&quot;;[.J204]-[.I204])" office:value-type="string" office:string-value="DESCONHECIDO" calcext:value-type="string">
            <text:p><text:s/>DESCONHECIDO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4" calcext:value-type="float">
            <text:p>204</text:p>
          </table:table-cell>
          <table:table-cell table:style-name="ce5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5]);ISBLANK([.I205]));&quot;DESCONHECIDO&quot;;[.J205]-[.I205])" office:value-type="currency" office:currency="USD" office:value="339294000" calcext:value-type="currency">
            <text:p>_-$339.294.000,00 _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5" calcext:value-type="float">
            <text:p>205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6]);ISBLANK([.I206]));&quot;DESCONHECIDO&quot;;[.J206]-[.I206])" office:value-type="currency" office:currency="USD" office:value="104752800" calcext:value-type="currency">
            <text:p>_-$104.752.8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7]);ISBLANK([.I207]));&quot;DESCONHECIDO&quot;;[.J207]-[.I207])" office:value-type="currency" office:currency="USD" office:value="70518300" calcext:value-type="currency">
            <text:p>_-$70.518.3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8]);ISBLANK([.I208]));&quot;DESCONHECIDO&quot;;[.J208]-[.I208])" office:value-type="currency" office:currency="USD" office:value="156658700" calcext:value-type="currency">
            <text:p>_-$156.658.7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09]);ISBLANK([.I209]));&quot;DESCONHECIDO&quot;;[.J209]-[.I209])" office:value-type="currency" office:currency="USD" office:value="8576550" calcext:value-type="currency">
            <text:p>_-$8.576.55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0]);ISBLANK([.I210]));&quot;DESCONHECIDO&quot;;[.J210]-[.I210])" office:value-type="string" office:string-value="DESCONHECIDO" calcext:value-type="string">
            <text:p><text:s/>DESCONHECIDO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0" calcext:value-type="float">
            <text:p>0</text:p>
          </table:table-cell>
          <table:table-cell table:style-name="ce29" table:formula="of:=IF(ISBLANK([.F2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1" calcext:value-type="float">
            <text:p>1</text:p>
          </table:table-cell>
          <table:table-cell table:style-name="ce29" table:formula="of:=IF(ISBLANK([.F2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0" calcext:value-type="float">
            <text:p>0</text:p>
          </table:table-cell>
          <table:table-cell table:style-name="ce29" table:formula="of:=IF(ISBLANK([.F22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1" calcext:value-type="float">
            <text:p>1</text:p>
          </table:table-cell>
          <table:table-cell table:style-name="ce29" table:formula="of:=IF(ISBLANK([.F2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6]);ISBLANK([.I226]));&quot;DESCONHECIDO&quot;;[.J226]-[.I226])" office:value-type="currency" office:currency="USD" office:value="324000000" calcext:value-type="currency">
            <text:p>_-$324.000.000,00 _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7]);ISBLANK([.I227]));&quot;DESCONHECIDO&quot;;[.J227]-[.I227])" office:value-type="currency" office:currency="USD" office:value="580000000" calcext:value-type="currency">
            <text:p>_-$580.000.000,00 _ </text:p>
          </table:table-cell>
          <table:table-cell table:formula="of:=IF([.M227]=&quot;ASSISTIDO&quot;;1;0)"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8]);ISBLANK([.I228]));&quot;DESCONHECIDO&quot;;[.J228]-[.I228])" office:value-type="currency" office:currency="USD" office:value="-3000000" calcext:value-type="currency">
            <text:p>_-$-3.000.000,00 </text:p>
          </table:table-cell>
          <table:table-cell table:formula="of:=IF([.M228]=&quot;ASSISTIDO&quot;;1;0)"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29]);ISBLANK([.I229]));&quot;DESCONHECIDO&quot;;[.J229]-[.I229])" office:value-type="currency" office:currency="USD" office:value="796000000" calcext:value-type="currency">
            <text:p>_-$796.000.000,00 _ </text:p>
          </table:table-cell>
          <table:table-cell table:formula="of:=IF([.M229]=&quot;ASSISTIDO&quot;;1;0)"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Wish: O Poder dos Desej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2" calcext:value-type="date">
            <text:p>22/10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200000000" calcext:value-type="currency">
            <text:p>_-$200.000.000,00 _ </text:p>
          </table:table-cell>
          <table:table-cell table:style-name="ce23" table:formula="of:=IF(OR(ISBLANK([.J230]);ISBLANK([.I230]));&quot;DESCONHECIDO&quot;;[.J230]-[.I230])" office:value-type="currency" office:currency="USD" office:value="0" calcext:value-type="currency">
            <text:p>_-$- <text:s text:c="2"/>_ </text:p>
          </table:table-cell>
          <table:table-cell table:formula="of:=IF([.M230]=&quot;ASSISTIDO&quot;;1;0)"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0" calcext:value-type="float">
            <text:p>230</text:p>
          </table:table-cell>
          <table:table-cell office:value-type="string" calcext:value-type="string">
            <text:p>Element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3" calcext:value-type="date">
            <text:p>23/10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1M27S" calcext:value-type="time">
            <text:p>01:41:27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400000000" calcext:value-type="currency">
            <text:p>_-$400.000.000,00 _ </text:p>
          </table:table-cell>
          <table:table-cell table:style-name="ce23" table:formula="of:=IF(OR(ISBLANK([.J231]);ISBLANK([.I231]));&quot;DESCONHECIDO&quot;;[.J231]-[.I231])" office:value-type="currency" office:currency="USD" office:value="200000000" calcext:value-type="currency">
            <text:p>_-$200.000.000,00 _ </text:p>
          </table:table-cell>
          <table:table-cell table:formula="of:=IF([.M231]=&quot;ASSISTIDO&quot;;1;0)" office:value-type="float" office:value="1" calcext:value-type="float">
            <text:p>1</text:p>
          </table:table-cell>
          <table:table-cell table:style-name="ce29" table:formula="of:=IF(ISBLANK([.F2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1" calcext:value-type="float">
            <text:p>231</text:p>
          </table:table-cell>
          <table:table-cell office:value-type="string" calcext:value-type="string">
            <text:p>Meu Amigo Totor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1-17" calcext:value-type="date">
            <text:p>17/11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7M02S" calcext:value-type="time">
            <text:p>01:27:02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5100000" calcext:value-type="currency">
            <text:p>_-$5.100.000,00 _ </text:p>
          </table:table-cell>
          <table:table-cell table:style-name="ce23" table:formula="of:=IF(OR(ISBLANK([.J232]);ISBLANK([.I232]));&quot;DESCONHECIDO&quot;;[.J232]-[.I232])" office:value-type="currency" office:currency="USD" office:value="2100000" calcext:value-type="currency">
            <text:p>_-$2.100.000,00 _ </text:p>
          </table:table-cell>
          <table:table-cell table:formula="of:=IF([.M232]=&quot;ASSISTIDO&quot;;1;0)" office:value-type="float" office:value="1" calcext:value-type="float">
            <text:p>1</text:p>
          </table:table-cell>
          <table:table-cell table:style-name="ce29" table:formula="of:=IF(ISBLANK([.F2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1" calcext:value-type="float">
            <text:p>23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2" calcext:value-type="float">
            <text:p>232</text:p>
          </table:table-cell>
          <table:table-cell office:value-type="string" calcext:value-type="string">
            <text:p>Robô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262500000" calcext:value-type="currency">
            <text:p>_-$262.500.000,00 _ </text:p>
          </table:table-cell>
          <table:table-cell table:style-name="ce23" table:formula="of:=IF(OR(ISBLANK([.J233]);ISBLANK([.I233]));&quot;DESCONHECIDO&quot;;[.J233]-[.I233])" office:value-type="currency" office:currency="USD" office:value="187500000" calcext:value-type="currency">
            <text:p>_-$187.500.000,00 _ </text:p>
          </table:table-cell>
          <table:table-cell table:formula="of:=IF([.M233]=&quot;ASSISTIDO&quot;;1;0)" office:value-type="float" office:value="1" calcext:value-type="float">
            <text:p>1</text:p>
          </table:table-cell>
          <table:table-cell table:style-name="ce29" table:formula="of:=IF(ISBLANK([.F2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2" calcext:value-type="float">
            <text:p>23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3" calcext:value-type="float">
            <text:p>233</text:p>
          </table:table-cell>
          <table:table-cell office:value-type="string" calcext:value-type="string">
            <text:p>O Touro Ferdinand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111000000" calcext:value-type="currency">
            <text:p>_-$111.000.000,00 _ </text:p>
          </table:table-cell>
          <table:table-cell office:value-type="currency" office:currency="USD" office:value="296000000" calcext:value-type="currency">
            <text:p>_-$296.000.000,00 _ </text:p>
          </table:table-cell>
          <table:table-cell table:style-name="ce23" table:formula="of:=IF(OR(ISBLANK([.J234]);ISBLANK([.I234]));&quot;DESCONHECIDO&quot;;[.J234]-[.I234])" office:value-type="currency" office:currency="USD" office:value="185000000" calcext:value-type="currency">
            <text:p>_-$185.000.000,00 _ </text:p>
          </table:table-cell>
          <table:table-cell table:formula="of:=IF([.M234]=&quot;ASSISTIDO&quot;;1;0)" office:value-type="float" office:value="1" calcext:value-type="float">
            <text:p>1</text:p>
          </table:table-cell>
          <table:table-cell table:style-name="ce29" table:formula="of:=IF(ISBLANK([.F2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3" calcext:value-type="float">
            <text:p>23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4" calcext:value-type="float">
            <text:p>234</text:p>
          </table:table-cell>
          <table:table-cell office:value-type="string" calcext:value-type="string">
            <text:p>Moana 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8" calcext:value-type="date">
            <text:p>28/11/24</text:p>
          </table:table-cell>
          <table:table-cell office:value-type="float" office:value="6" calcext:value-type="float">
            <text:p>6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/>
          <table:table-cell table:style-name="ce23" table:formula="of:=IF(OR(ISBLANK([.J235]);ISBLANK([.I235]));&quot;DESCONHECIDO&quot;;[.J235]-[.I235])" office:value-type="string" office:string-value="DESCONHECIDO" calcext:value-type="string">
            <text:p><text:s/>DESCONHECIDO </text:p>
          </table:table-cell>
          <table:table-cell table:formula="of:=IF([.M235]=&quot;ASSISTIDO&quot;;1;0)" office:value-type="float" office:value="1" calcext:value-type="float">
            <text:p>1</text:p>
          </table:table-cell>
          <table:table-cell table:style-name="ce29" table:formula="of:=IF(ISBLANK([.F235]);&quot;NÃO ASSISTIDO&quot;;&quot;ASSISTIDO&quot;)" office:value-type="string" office:string-value="ASSISTIDO" calcext:value-type="string">
            <text:p>ASSISTIDO</text:p>
          </table:table-cell>
          <table:table-cell office:value-type="float" office:value="235" calcext:value-type="float">
            <text:p>23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5" calcext:value-type="float">
            <text:p>235</text:p>
          </table:table-cell>
          <table:table-cell office:value-type="string" calcext:value-type="string">
            <text:p>Guardiões da Galáx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11-29" calcext:value-type="date">
            <text:p>29/11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773000000" calcext:value-type="currency">
            <text:p>_-$773.000.000,00 _ </text:p>
          </table:table-cell>
          <table:table-cell table:style-name="ce23" table:formula="of:=IF(OR(ISBLANK([.J236]);ISBLANK([.I236]));&quot;DESCONHECIDO&quot;;[.J236]-[.I236])" office:value-type="currency" office:currency="USD" office:value="603000000" calcext:value-type="currency">
            <text:p>_-$603.000.000,00 _ </text:p>
          </table:table-cell>
          <table:table-cell table:formula="of:=IF([.M236]=&quot;ASSISTIDO&quot;;1;0)" office:value-type="float" office:value="1" calcext:value-type="float">
            <text:p>1</text:p>
          </table:table-cell>
          <table:table-cell table:style-name="ce29" table:formula="of:=IF(ISBLANK([.F2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5" calcext:value-type="float">
            <text:p>23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6" calcext:value-type="float">
            <text:p>236</text:p>
          </table:table-cell>
          <table:table-cell office:value-type="string" calcext:value-type="string">
            <text:p>Homem de Ferro 1 Da Marvel Studio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12-08" calcext:value-type="date">
            <text:p>08/12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585800000" calcext:value-type="currency">
            <text:p>_-$585.800.000,00 _ </text:p>
          </table:table-cell>
          <table:table-cell table:style-name="ce23" table:formula="of:=IF(OR(ISBLANK([.J237]);ISBLANK([.I237]));&quot;DESCONHECIDO&quot;;[.J237]-[.I237])" office:value-type="currency" office:currency="USD" office:value="445800000" calcext:value-type="currency">
            <text:p>_-$445.800.000,00 _ </text:p>
          </table:table-cell>
          <table:table-cell table:formula="of:=IF([.M237]=&quot;ASSISTIDO&quot;;1;0)" office:value-type="float" office:value="1" calcext:value-type="float">
            <text:p>1</text:p>
          </table:table-cell>
          <table:table-cell table:style-name="ce29" table:formula="of:=IF(ISBLANK([.F2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6" calcext:value-type="float">
            <text:p>23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7" calcext:value-type="float">
            <text:p>237</text:p>
          </table:table-cell>
          <table:table-cell office:value-type="string" calcext:value-type="string">
            <text:p>O Túmulo Dos Vagalume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08" calcext:value-type="date">
            <text:p>08/12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700000" calcext:value-type="currency">
            <text:p>_-$3.700.000,00 _ 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table:style-name="ce23" table:formula="of:=IF(OR(ISBLANK([.J238]);ISBLANK([.I238]));&quot;DESCONHECIDO&quot;;[.J238]-[.I238])" office:value-type="currency" office:currency="USD" office:value="8300000" calcext:value-type="currency">
            <text:p>_-$8.300.000,00 _ </text:p>
          </table:table-cell>
          <table:table-cell table:formula="of:=IF([.M238]=&quot;ASSISTIDO&quot;;1;0)" office:value-type="float" office:value="1" calcext:value-type="float">
            <text:p>1</text:p>
          </table:table-cell>
          <table:table-cell table:style-name="ce29" table:formula="of:=IF(ISBLANK([.F2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7" calcext:value-type="float">
            <text:p>23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8" calcext:value-type="float">
            <text:p>238</text:p>
          </table:table-cell>
          <table:table-cell office:value-type="string" calcext:value-type="string">
            <text:p>Os Três Mosqueteiro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22" calcext:value-type="date">
            <text:p>22/12/24</text:p>
          </table:table-cell>
          <table:table-cell office:value-type="float" office:value="7" calcext:value-type="float">
            <text:p>7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239]);ISBLANK([.I239]));&quot;DESCONHECIDO&quot;;[.J239]-[.I239])" office:value-type="currency" office:currency="USD" office:value="0" calcext:value-type="currency">
            <text:p>_-$- <text:s text:c="2"/>_ </text:p>
          </table:table-cell>
          <table:table-cell table:formula="of:=IF([.M239]=&quot;ASSISTIDO&quot;;1;0)" office:value-type="float" office:value="1" calcext:value-type="float">
            <text:p>1</text:p>
          </table:table-cell>
          <table:table-cell table:style-name="ce29" table:formula="of:=IF(ISBLANK([.F2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8" calcext:value-type="float">
            <text:p>23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9" calcext:value-type="float">
            <text:p>239</text:p>
          </table:table-cell>
          <table:table-cell office:value-type="string" calcext:value-type="string">
            <text:p>The End Of Evangelio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27" calcext:value-type="date">
            <text:p>27/12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Gainax</text:p>
          </table:table-cell>
          <table:table-cell office:value-type="currency" office:currency="USD" office:value="10000000" calcext:value-type="currency">
            <text:p>_-$10.000.000,00 _ 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table:style-name="ce23" table:formula="of:=IF(OR(ISBLANK([.J240]);ISBLANK([.I240]));&quot;DESCONHECIDO&quot;;[.J240]-[.I240])" office:value-type="currency" office:currency="USD" office:value="10000000" calcext:value-type="currency">
            <text:p>_-$10.000.000,00 _ </text:p>
          </table:table-cell>
          <table:table-cell table:formula="of:=IF([.M240]=&quot;ASSISTIDO&quot;;1;0)" office:value-type="float" office:value="1" calcext:value-type="float">
            <text:p>1</text:p>
          </table:table-cell>
          <table:table-cell table:style-name="ce29" table:formula="of:=IF(ISBLANK([.F2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9" calcext:value-type="float">
            <text:p>239</text:p>
          </table:table-cell>
          <table:table-cell table:number-columns-repeated="16370"/>
        </table:table-row>
        <table:table-row table:style-name="ro4">
          <table:table-cell office:value-type="float" office:value="240" calcext:value-type="float">
            <text:p>240</text:p>
          </table:table-cell>
          <table:table-cell office:value-type="string" calcext:value-type="string">
            <text:p>Homem de Ferro 2 Da Marvel Studi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01-28" calcext:value-type="date">
            <text:p>28/01/24</text:p>
          </table:table-cell>
          <table:table-cell office:value-type="float" office:value="6" calcext:value-type="float">
            <text:p>6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623933331" calcext:value-type="currency">
            <text:p>_-$623.933.331,00 _ </text:p>
          </table:table-cell>
          <table:table-cell table:style-name="ce23" table:formula="of:=IF(OR(ISBLANK([.J241]);ISBLANK([.I241]));&quot;DESCONHECIDO&quot;;[.J241]-[.I241])" office:value-type="currency" office:currency="USD" office:value="423933331" calcext:value-type="currency">
            <text:p>_-$423.933.331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41]);&quot;NÃO ASSISTIDO&quot;;&quot;ASSISTIDO&quot;)" office:value-type="string" office:string-value="ASSISTIDO" calcext:value-type="string">
            <text:p>ASSISTIDO</text:p>
          </table:table-cell>
          <table:table-cell office:value-type="float" office:value="240" calcext:value-type="float">
            <text:p>240</text:p>
          </table:table-cell>
          <table:table-cell table:number-columns-repeated="16370"/>
        </table:table-row>
        <table:table-row table:style-name="ro5" table:number-rows-repeated="21">
          <table:table-cell table:number-columns-repeated="12"/>
          <table:table-cell table:style-name="ce29"/>
          <table:table-cell table:number-columns-repeated="16371"/>
        </table:table-row>
        <table:table-row table:style-name="ro6" table:number-rows-repeated="1048313">
          <table:table-cell table:number-columns-repeated="16384"/>
        </table:table-row>
        <table:table-row table:style-name="ro7">
          <table:table-cell table:number-columns-repeated="16384"/>
        </table:table-row>
        <calcext:conditional-formats>
          <calcext:conditional-format calcext:target-range-address="Planilha1.K2:Planilha1.K241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 Planilha1.Q12:Planilha1.Q12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Q20:Planilha1.Q21 Planilha1.U32:Planilha1.U1048576 Planilha1.R60:Planilha1.R1048576 Planilha1.Z1:Planilha1.Z1048576 Planilha1.AE1:Planilha1.AE46 Planilha1.AE48:Planilha1.AE1048576 Planilha1.M1:Planilha1.M1048576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19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 style:data-style-name="N2" text:time-value="00:12:52.33141892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5-01-31T00:15:24.110957058</dc:date>
    <meta:generator>LibreOffice/24.2.7.2$Linux_X86_64 LibreOffice_project/420$Build-2</meta:generator>
    <meta:editing-duration>PT12H52M40S</meta:editing-duration>
    <meta:editing-cycles>30</meta:editing-cycles>
    <meta:document-statistic meta:table-count="1" meta:cell-count="3694" meta:object-count="0"/>
    <meta:user-defined meta:name="AppVersion">16.0300</meta:user-defined>
  </office:meta>
</office:document-meta>
</file>